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12a38" officeooo:paragraph-rsid="00012a38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12a38" officeooo:paragraph-rsid="00012a3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2a38" officeooo:paragraph-rsid="00042dd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12a38" officeooo:paragraph-rsid="00012a3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2a38" officeooo:paragraph-rsid="00012a3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2a38" officeooo:paragraph-rsid="00042dd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12a38" officeooo:paragraph-rsid="00012a3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12a38" officeooo:paragraph-rsid="0011265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12a38" officeooo:paragraph-rsid="00122ce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f0aa" officeooo:paragraph-rsid="000ff0a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265d" officeooo:paragraph-rsid="0011265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22ce2" officeooo:paragraph-rsid="00122ce2" style:font-size-asian="10.5pt" style:font-weight-asian="normal" style:font-size-complex="12pt" style:font-weight-complex="normal"/>
    </style:style>
    <style:style style:name="T1" style:family="text">
      <style:text-properties officeooo:rsid="0002c8bb"/>
    </style:style>
    <style:style style:name="T2" style:family="text">
      <style:text-properties officeooo:rsid="00042dd1"/>
    </style:style>
    <style:style style:name="T3" style:family="text">
      <style:text-properties officeooo:rsid="000e58d3"/>
    </style:style>
    <style:style style:name="T4" style:family="text">
      <style:text-properties officeooo:rsid="001122b9"/>
    </style:style>
    <style:style style:name="T5" style:family="text">
      <style:text-properties officeooo:rsid="0011265d"/>
    </style:style>
    <style:style style:name="T6" style:family="text">
      <style:text-properties officeooo:rsid="00122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3">4</text:span></text:p>
      <text:p text:style-name="P4">Computational Cognitive Science</text:p>
      <text:p text:style-name="P4">Nayan Das 18111044</text:p>
      <text:p text:style-name="P7"><text:span text:style-name="T3">May</text:span> <text:span text:style-name="T3">2</text:span>, 2019</text:p>
      <text:p text:style-name="P5"/>
      <text:p text:style-name="P2"/>
      <text:p text:style-name="P2">Question 1 : <text:span text:style-name="T3">T</text:span>emporal context model of memory retrieval that retrieves about 7 item</text:p>
      <text:p text:style-name="P1"/>
      <text:p text:style-name="P13">delta represent drift rate in time.</text:p>
      <text:p text:style-name="P13">beta represent <text:s/>drift context parameter where c_t := beta*c_t-1 + c_t_in <text:s/></text:p>
      <text:p text:style-name="P6">Number of correct retrievals: <text:span text:style-name="T4">7</text:span></text:p>
      <text:p text:style-name="P6"/>
      <text:p text:style-name="P2">Question <text:span text:style-name="T1">2</text:span> : <text:span text:style-name="T4">S</text:span>ampling the rate of drift over time (delta) in the feature means itself from a mixture of two Gaussians</text:p>
      <text:p text:style-name="P2"/>
      <text:p text:style-name="P6"><text:span text:style-name="T5">I have taken</text:span> truncated normal distribution whose mean is 1 and variance is 0.25 <text:span text:style-name="T5">to generate random schedule list.</text:span></text:p>
      <text:p text:style-name="P14">Later I have generated delta randomly from gausian mixture distribution.</text:p>
      <text:p text:style-name="P14"/>
      <text:p text:style-name="P11">Number of correct retrievals: <text:span text:style-name="T5">9</text:span></text:p>
      <text:p text:style-name="P2"/>
      <text:p text:style-name="P3">Question <text:span text:style-name="T2">3</text:span> : <text:span text:style-name="T6">D</text:span>rift is sampled from a bimodal distribution</text:p>
      <text:p text:style-name="P3"/>
      <text:p text:style-name="P15">Generated mu , covariance matrix and mixture ratio with the help of Estimation maximization algorithm.</text:p>
      <text:p text:style-name="P15"/>
      <text:p text:style-name="P12">Number of correct retrievals: <text:span text:style-name="T5">9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1:47:07.218218175</meta:creation-date>
    <dc:date>2019-05-02T12:08:21.899712588</dc:date>
    <meta:editing-duration>PT43M3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3" meta:character-count="818" meta:non-whitespace-character-count="697"/>
  </office:meta>
</office:document-meta>
</file>